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Corpo_20_de_20_texto_20_31">
      <style:paragraph-properties fo:line-height="150%"/>
      <style:text-properties style:use-window-font-color="true" style:font-name="Century Gothic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0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1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2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9pt" fo:language="pt" fo:country="BR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5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0pt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10pt" fo:letter-spacing="normal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8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19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20" style:family="paragraph" style:parent-style-name="Corpo_20_de_20_texto_20_31">
      <style:paragraph-properties fo:margin-left="0cm" fo:margin-right="0cm" fo:line-height="150%" fo:text-align="center" style:justify-single-word="false" fo:text-indent="1.251cm" style:auto-text-indent="false"/>
    </style:style>
    <style:style style:name="P21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2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20pt" fo:language="pt" fo:country="BR" style:font-name-asian="Times New Roman" style:font-size-asian="20pt" style:font-name-complex="Times New Roman" style:font-size-complex="20pt" style:language-complex="ar" style:country-complex="SA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10pt" style:font-size-asian="10pt" style:font-size-complex="10pt"/>
    </style:style>
    <style:style style:name="P26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1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27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 fo:background-color="#e6e6e6" style:border-line-width="0cm 0.081cm 0.032cm" fo:padding="0.049cm" fo:border="3.2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9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30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"/>
    </style:style>
    <style:style style:name="T5" style:family="text">
      <style:text-properties style:font-name="Century Gothic" fo:font-weight="bold" style:font-weight-asian="bold" style:font-weight-complex="bold"/>
    </style:style>
    <style:style style:name="T6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2" style:family="text">
      <style:text-properties style:use-window-font-color="true" style:font-name="Century Gothic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3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4" style:family="text">
      <style:text-properties style:font-name-asian="MS Mincho" style:font-name-complex="Arial"/>
    </style:style>
    <style:style style:name="T15" style:family="text">
      <style:text-properties fo:font-variant="normal" fo:text-transform="none" style:font-name="Sans" fo:letter-spacing="normal"/>
    </style:style>
    <style:style style:name="T16" style:family="text">
      <style:text-properties fo:font-variant="normal" fo:text-transform="none" style:font-name="Sans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ERTIDÃO POSITIVA DE DÉBITOS</text:p>
      <text:h text:style-name="P29" text:outline-level="8"/>
      <text:h text:style-name="P30" text:outline-level="8">Nº <text:span text:style-name="T1">[Dat1.num_documento]</text:span>/<text:span text:style-name="T1">[Dat1.exercicio]</text:span></text:h>
      <text:p text:style-name="P23"/>
      <text:p text:style-name="P4"/>
      <text:p text:style-name="P6"><text:span text:style-name="T5">CGM:</text:span><text:span text:style-name="T4"> </text:span><text:span text:style-name="T2">[Dat1.numcgm]</text:span></text:p>
      <text:p text:style-name="P7"><text:span text:style-name="T6">Contribuinte: </text:span><text:span text:style-name="T2">[Dat1.contribuinte]</text:span></text:p>
      <text:p text:style-name="P7"><text:span text:style-name="T6">C.P.F</text:span><text:span text:style-name="T10">/</text:span><text:span text:style-name="T6">CN.P.J.: </text:span><text:span text:style-name="T2">[Dat1.cpf]</text:span><text:span text:style-name="T6"> </text:span><text:span text:style-name="T2">[Dat1.cnpj]</text:span></text:p>
      <text:p text:style-name="P7"><text:span text:style-name="T6">Inscrição Imobiliária: </text:span><text:span text:style-name="T2">[Dat1.inscricao_municipal]</text:span><text:span text:style-name="T9"><text:tab/></text:span><text:span text:style-name="T7">Inscrição Econômica: </text:span><text:span text:style-name="T2">[Dat1.inscricao_economica]</text:span></text:p>
      <text:p text:style-name="P7"><text:span text:style-name="T7">Endereço: </text:span><text:span text:style-name="T2">[Dat1.endereco] [Dat1.bairro] [Dat1.cep] [Dat1.municipio]</text:span></text:p>
      <text:p text:style-name="P24"/>
      <text:p text:style-name="P5"/>
      <text:p text:style-name="P25"><text:span text:style-name="T13">Ressalvado o direito </text:span><text:span text:style-name="T8">de a Secretaria Municipal de Administração e Finanças</text:span><text:span text:style-name="T6"> </text:span><text:span text:style-name="T13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3"> 5.172, de 25 de outubro de 1966 - Código Tributário Nacional (CTN). 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Grupo / Crédito</text:p>
          </table:table-cell>
          <table:table-cell table:style-name="Table1.A1" office:value-type="string">
            <text:p text:style-name="P8">Descrição</text:p>
          </table:table-cell>
          <table:table-cell table:style-name="Table1.A1" office:value-type="string">
            <text:p text:style-name="P8">Parcelas a Vencer <text:s text:c="15"/></text:p>
          </table:table-cell>
          <table:table-cell table:style-name="Table1.A1" office:value-type="string">
            <text:p text:style-name="P8">Valor da Parcela</text:p>
          </table:table-cell>
          <table:table-cell table:style-name="Table1.E1" office:value-type="string">
            <text:p text:style-name="P8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6">[Dat2.grucre;block=table:table-row]</text:p>
          </table:table-cell>
          <table:table-cell table:style-name="Table2.A1" office:value-type="string">
            <text:p text:style-name="P26">[Dat2.origem;block=table:table-row]</text:p>
          </table:table-cell>
          <table:table-cell table:style-name="Table2.A1" office:value-type="string">
            <text:p text:style-name="P26">[Dat2.qtd_parcelas;block=table:table-row]</text:p>
          </table:table-cell>
          <table:table-cell table:style-name="Table2.A1" office:value-type="string">
            <text:p text:style-name="P26">[Dat2.valor_parcela;block=table:table-row]</text:p>
          </table:table-cell>
          <table:table-cell table:style-name="Table2.E1" office:value-type="string">
            <text:p text:style-name="P26">[Dat2.vencimento;block=table:table-row]</text:p>
          </table:table-cell>
        </table:table-row>
      </table:table>
      <text:p text:style-name="P18"/>
      <text:p text:style-name="P19"/>
      <text:p text:style-name="P20"><text:span text:style-name="T11">Em cumprimento ao Art. 248, </text:span><text:span text:style-name="T12">caput</text:span><text:span text:style-name="T11"> da lei 280/2006 – Código Tributário Municipal.</text:span></text:p>
      <text:h text:style-name="P27" text:outline-level="5">VALIDADE: [Dat3.mvencimento]</text:h>
      <text:p text:style-name="P22">ESTA CERTIDÃO REFERE-SE APENAS AO <text:s/>IMÓVEL / CONTRIBUINTE <text:s/>CITADO ACIMA.</text:p>
      <text:p text:style-name="P21"/>
      <text:p text:style-name="P10"/>
      <text:p text:style-name="P12"><text:span text:style-name="T14">[var.municipio]</text:span>/<text:span text:style-name="T14">[var.estado_sigla]</text:span>, <text:span text:style-name="T14">[Dat3.dt_emissao]</text:span>.</text:p>
      <text:p text:style-name="P13">Ciente,</text:p>
      <text:p text:style-name="P16"/>
      <text:p text:style-name="P15"><text:span text:style-name="T15">______________________________________________<text:tab/> <text:s text:c="2"/>________________________________________________</text:span><text:line-break/><text:tab/><text:tab/> <text:s text:c="9"/><text:tab/><text:tab/><text:tab/><text:tab/><text:tab/><text:tab/><text:tab/><text:tab/></text:p>
      <text:p text:style-name="P15"><text:tab/><text:tab/><text:tab/>Fiscal<text:tab/><text:tab/><text:tab/><text:tab/><text:tab/><text:span text:style-name="T15">Fiscal Secretário Municipal de Fazenda </text:span></text:p>
      <text:p text:style-name="P11"/>
      <text:p text:style-name="P11">Funcionário responsável pela emissão: Matrícula: <text:s/><text:span text:style-name="T14">[Dat3.matricula]</text:span> <text:s text:c="23"/>Assinatura:</text:p>
      <text:p text:style-name="P17"/>
      <text:p text:style-name="P14"><text:span text:style-name="T16">[var.prefeitura] – </text:span>[var.endereco_prefeitura] – <text:span text:style-name="T16">Cep [var.prefeitura_cep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[var.prefeituraUp]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4-07-17T15:39:24</dc:date>
    <meta:printed-by>Fabio Bertoldi</meta:printed-by>
    <meta:print-date>2007-10-05T10:56:01</meta:print-date>
    <dc:language>pt-BR</dc:language>
    <meta:editing-cycles>96</meta:editing-cycles>
    <meta:editing-duration>PT8H16M18S</meta:editing-duration>
    <meta:document-statistic meta:table-count="2" meta:image-count="0" meta:object-count="0" meta:page-count="1" meta:paragraph-count="31" meta:word-count="172" meta:character-count="1731" meta:non-whitespace-character-count="1515"/>
    <meta:user-defined meta:name="Info 1"/>
    <meta:user-defined meta:name="Info 2"/>
    <meta:user-defined meta:name="Info 3"/>
    <meta:user-defined meta:name="Info 4"/>
  </office:meta>
</office:document-meta>
</file>